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Barboro,</text:p>
      <text:p text:style-name="Normal">v tento den plný lásky a pout, chci ti vyjádřit, jak moc si vážím našeho sdílení pod jedním zvířecím znamením - Panny. Je to znamení, které nás obklopuje svou pečlivostí a soucitem, a já cítím, že ty tyto vlastnosti v sobě neseš ještě daleko víc. Tvé znamení Keltského stromu, Modřín, ti dodává sílu stát pevně, zatímco tvé Čínské znamení, Krysa, ti přináší moudrost a adaptabilitu.</text:p>
      <text:p text:style-name="Normal">Tvůj anděl strážný, Jeremiel, hlásí tvou moc snů a vizí. Dovol mi stát po tvém boku a sdílet tento příběh, podporovat tvé sny a vizí naplněny povzbuzujícím světlem. Ať již naše budoucí cesty budou jakékoli, nechť jsou osvětlovány touto neuvěřitelnou energií, která tě vede skrze život. Oslavme tuto jedinečnou vazbu, kterou máme, a nechme naše srdce tančit ve skladbě, jejíž melodii rozumí jen ti, kdo sdílejí znamení Panny.</text:p>
      <text:p text:style-name="Normal">S láskou a nadějí na společné zítra, plné poznání a sdílených snů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